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eorgia" svg:font-family="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876cm" table:align="left"/>
    </style:style>
    <style:style style:name="Table1.A" style:family="table-column">
      <style:table-column-properties style:column-width="12.467cm"/>
    </style:style>
    <style:style style:name="Table1.B" style:family="table-column">
      <style:table-column-properties style:column-width="0.176cm"/>
    </style:style>
    <style:style style:name="Table1.C" style:family="table-column">
      <style:table-column-properties style:column-width="0.233cm"/>
    </style:style>
    <style:style style:name="Table1.A1" style:family="table-cell">
      <style:table-cell-properties style:vertical-align="middle" fo:padding="0.049cm" fo:border="none"/>
    </style:style>
    <style:style style:name="Table2" style:family="table">
      <style:table-properties style:width="12.312cm" table:align="left"/>
    </style:style>
    <style:style style:name="Table2.A" style:family="table-column">
      <style:table-column-properties style:column-width="2.355cm"/>
    </style:style>
    <style:style style:name="Table2.B" style:family="table-column">
      <style:table-column-properties style:column-width="2.277cm"/>
    </style:style>
    <style:style style:name="Table2.C" style:family="table-column">
      <style:table-column-properties style:column-width="7.68cm"/>
    </style:style>
    <style:style style:name="Table2.A1" style:family="table-cell">
      <style:table-cell-properties style:vertical-align="middle" fo:padding="0.176cm" fo:border="1pt solid #000000"/>
    </style:style>
    <style:style style:name="P1" style:family="paragraph" style:parent-style-name="Text_20_body">
      <style:paragraph-properties style:writing-mode="lr-tb"/>
    </style:style>
    <style:style style:name="P2" style:family="paragraph" style:parent-style-name="Text_20_body">
      <style:paragraph-properties fo:text-align="center" style:justify-single-word="false" style:writing-mode="lr-tb"/>
    </style:style>
    <style:style style:name="P3" style:family="paragraph" style:parent-style-name="Text_20_body">
      <style:paragraph-properties style:writing-mode="lr-tb"/>
      <style:text-properties fo:color="#000000" fo:background-color="#ffffff"/>
    </style:style>
    <style:style style:name="P4" style:family="paragraph" style:parent-style-name="Text_20_body">
      <style:paragraph-properties fo:text-align="justify" style:justify-single-word="false" style:writing-mode="lr-tb"/>
      <style:text-properties fo:color="#000000" style:font-name="georgia" fo:background-color="#ffffff"/>
    </style:style>
    <style:style style:name="P5" style:family="paragraph" style:parent-style-name="Text_20_body">
      <style:paragraph-properties fo:text-align="justify" style:justify-single-word="false" style:writing-mode="lr-tb"/>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margin-top="0cm" fo:margin-bottom="0cm" loext:contextual-spacing="false" fo:line-height="120%" style:writing-mode="lr-tb"/>
      <style:text-properties fo:color="#000000" style:font-name="georgia"/>
    </style:style>
    <style:style style:name="P8" style:family="paragraph" style:parent-style-name="Table_20_Contents">
      <style:paragraph-properties fo:margin-top="0cm" fo:margin-bottom="0cm" loext:contextual-spacing="false" fo:line-height="120%" fo:text-align="end" style:justify-single-word="false" style:writing-mode="lr-tb"/>
      <style:text-properties fo:color="#000000" style:font-name="georgia"/>
    </style:style>
    <style:style style:name="P9" style:family="paragraph" style:parent-style-name="Table_20_Contents">
      <style:paragraph-properties fo:margin-top="0cm" fo:margin-bottom="0cm" loext:contextual-spacing="false" fo:line-height="120%" fo:text-align="center" style:justify-single-word="false" style:writing-mode="lr-tb"/>
      <style:text-properties fo:color="#000000" style:font-name="georgia"/>
    </style:style>
    <style:style style:name="T1" style:family="text">
      <style:text-properties fo:color="#000000" style:font-name="georgia" fo:font-size="14pt" fo:background-color="#ffffff" loext:char-shading-value="0"/>
    </style:style>
    <style:style style:name="T2" style:family="text">
      <style:text-properties fo:color="#000000" style:font-name="georgia"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Welcome to BWF 2020/21</text:span></text:span><text:span text:style-name="T1"><text:line-break/></text:span><text:span text:style-name="Strong_20_Emphasis"><text:span text:style-name="T1">Introduction to Linux and Shell Scripting Workshop</text:span></text:span></text:p>
      <text:p text:style-name="P3"> </text:p>
      <text:p text:style-name="P4">It is our great pleasure to welcome you to the Introduction to Linux and Shell Scripting workshop. The workshop is part of the Bioinformatics Workshop Fiesta (BWF) 2020/21, which aims to spread awareness and development of bioinformatics across Asia-Pacific and beyond.</text:p>
      <text:p text:style-name="P3"> </text:p>
      <text:p text:style-name="P5"><text:span text:style-name="Emphasis"><text:span text:style-name="Strong_20_Emphasis"><text:span text:style-name="T2">Workshop topics</text:span></text:span></text:span></text:p>
      <text:p text:style-name="P5"><text:span text:style-name="T2">You can access the workshop session topics here:<text:line-break/></text:span><text:a xlink:type="simple" xlink:href="https://eur01.safelinks.protection.outlook.com/?url=http%3A%2F%2Fwww.ambis.org.sg%2Fbwf-202021-ilss.html&amp;data=04%7C01%7Cncontrerasortiz%40rbge.org.uk%7C2652a3357aff4762419708d8e2bc877c%7Cbb63bb00175e46b7b7b3bc74158e4fd4%7C0%7C0%7C637508647564999587%7CUnknown%7CTWFpbGZsb3d8eyJWIjoiMC4wLjAwMDAiLCJQIjoiV2luMzIiLCJBTiI6Ik1haWwiLCJXVCI6Mn0%3D%7C2000&amp;sdata=UZk9k%2F%2BwvBDXrSyabFcvO714t69WFhU7rSStHVG%2Fb0o%3D&amp;reserved=0" office:target-frame-name="_blank" xlink:show="new" text:style-name="Internet_20_link" text:visited-style-name="Visited_20_Internet_20_Link">http://www.ambis.org.sg/bwf-202021-ilss.html</text:a></text:p>
      <text:p text:style-name="P3"> </text:p>
      <text:p text:style-name="P5"><text:span text:style-name="Emphasis"><text:span text:style-name="Strong_20_Emphasis"><text:span text:style-name="T2">Date/Time</text:span></text:span></text:span></text:p>
      <table:table table:name="Table1" table:style-name="Table1">
        <table:table-column table:style-name="Table1.A"/>
        <table:table-column table:style-name="Table1.B"/>
        <table:table-column table:style-name="Table1.C"/>
        <table:table-row>
          <table:table-cell table:style-name="Table1.A1"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8">Date</text:p>
                </table:table-cell>
                <table:table-cell table:style-name="Table2.A1" office:value-type="string">
                  <text:p text:style-name="P9">Time (GMT+8)</text:p>
                </table:table-cell>
                <table:table-cell table:style-name="Table2.A1" office:value-type="string">
                  <text:p text:style-name="P7">Topic</text:p>
                </table:table-cell>
              </table:table-row>
              <table:table-row>
                <table:table-cell table:style-name="Table2.A1" office:value-type="string">
                  <text:p text:style-name="P8">13 March 2021</text:p>
                </table:table-cell>
                <table:table-cell table:style-name="Table2.A1" office:value-type="string">
                  <text:p text:style-name="P9">13:00 - 17:00</text:p>
                </table:table-cell>
                <table:table-cell table:style-name="Table2.A1" office:value-type="string">
                  <text:p text:style-name="P7">Introduction to Linux operating system</text:p>
                </table:table-cell>
              </table:table-row>
              <table:table-row>
                <table:table-cell table:style-name="Table2.A1" office:value-type="string">
                  <text:p text:style-name="P8">20 March 2021</text:p>
                </table:table-cell>
                <table:table-cell table:style-name="Table2.A1" office:value-type="string">
                  <text:p text:style-name="P9">13:00 - 17:00</text:p>
                </table:table-cell>
                <table:table-cell table:style-name="Table2.A1" office:value-type="string">
                  <text:p text:style-name="P7">Basic command line interface</text:p>
                </table:table-cell>
              </table:table-row>
              <table:table-row>
                <table:table-cell table:style-name="Table2.A1" office:value-type="string">
                  <text:p text:style-name="P8">27 March 2021</text:p>
                </table:table-cell>
                <table:table-cell table:style-name="Table2.A1" office:value-type="string">
                  <text:p text:style-name="P9">13:00 - 17:00</text:p>
                </table:table-cell>
                <table:table-cell table:style-name="Table2.A1" office:value-type="string">
                  <text:p text:style-name="P7">Linux utilities and text editor</text:p>
                </table:table-cell>
              </table:table-row>
              <table:table-row>
                <table:table-cell table:style-name="Table2.A1" office:value-type="string">
                  <text:p text:style-name="P8">3 April 2021</text:p>
                </table:table-cell>
                <table:table-cell table:style-name="Table2.A1" office:value-type="string">
                  <text:p text:style-name="P9">13:00 - 17:00</text:p>
                </table:table-cell>
                <table:table-cell table:style-name="Table2.A1" office:value-type="string">
                  <text:p text:style-name="P7">Shell scripting (variable, array and expression)</text:p>
                </table:table-cell>
              </table:table-row>
              <table:table-row>
                <table:table-cell table:style-name="Table2.A1" office:value-type="string">
                  <text:p text:style-name="P8">10 April 2021</text:p>
                </table:table-cell>
                <table:table-cell table:style-name="Table2.A1" office:value-type="string">
                  <text:p text:style-name="P9">13:00 - 17:00</text:p>
                </table:table-cell>
                <table:table-cell table:style-name="Table2.A1" office:value-type="string">
                  <text:p text:style-name="P7">Shell scripting (flow control and repetition)</text:p>
                </table:table-cell>
              </table:table-row>
              <table:table-row>
                <table:table-cell table:style-name="Table2.A1" office:value-type="string">
                  <text:p text:style-name="P8">17 April 2021</text:p>
                </table:table-cell>
                <table:table-cell table:style-name="Table2.A1" office:value-type="string">
                  <text:p text:style-name="P9">13:00 - 17:00</text:p>
                </table:table-cell>
                <table:table-cell table:style-name="Table2.A1" office:value-type="string">
                  <text:p text:style-name="P7">Shell tricks for one-liner bioinformatics I</text:p>
                </table:table-cell>
              </table:table-row>
              <table:table-row>
                <table:table-cell table:style-name="Table2.A1" office:value-type="string">
                  <text:p text:style-name="P8">25 April 2021</text:p>
                </table:table-cell>
                <table:table-cell table:style-name="Table2.A1" office:value-type="string">
                  <text:p text:style-name="P9">13:00 - 17:00</text:p>
                </table:table-cell>
                <table:table-cell table:style-name="Table2.A1" office:value-type="string">
                  <text:p text:style-name="P7">Shell tricks for one-liner bioinformatics II</text:p>
                </table:table-cell>
              </table:table-row>
            </table:table>
            <text:p text:style-name="P6"/>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5"><text:span text:style-name="T2">Do take note of the time in your country. You can use this website to convert to your time zone: </text:span><text:a xlink:type="simple" xlink:href="https://eur01.safelinks.protection.outlook.com/?url=https%3A%2F%2Fwww.thetimezoneconverter.com%2F&amp;data=04%7C01%7Cncontrerasortiz%40rbge.org.uk%7C2652a3357aff4762419708d8e2bc877c%7Cbb63bb00175e46b7b7b3bc74158e4fd4%7C0%7C0%7C637508647565009581%7CUnknown%7CTWFpbGZsb3d8eyJWIjoiMC4wLjAwMDAiLCJQIjoiV2luMzIiLCJBTiI6Ik1haWwiLCJXVCI6Mn0%3D%7C2000&amp;sdata=Hip3F6xLyrJWTX%2FK9T2%2B1i9MJVkWwFxzA%2FHPAoutgRI%3D&amp;reserved=0" office:target-frame-name="_blank" xlink:show="new" text:style-name="Internet_20_link" text:visited-style-name="Visited_20_Internet_20_Link">https://www.thetimezoneconverter.com</text:a></text:p>
      <text:p text:style-name="P3"><text:soft-page-break/> </text:p>
      <text:p text:style-name="P5"><text:span text:style-name="Emphasis"><text:span text:style-name="Strong_20_Emphasis"><text:span text:style-name="T2">Platforms</text:span></text:span></text:span></text:p>
      <text:p text:style-name="P4">To ensure a smooth running of the workshop, please make sure you have access to a good WiFi or cable internet connection.</text:p>
      <text:p text:style-name="P5"><text:span text:style-name="T2">The workshop will be conducted virtually, via Zoom (</text:span><text:a xlink:type="simple" xlink:href="https://eur01.safelinks.protection.outlook.com/?url=https%3A%2F%2Fzoom.us%2F&amp;data=04%7C01%7Cncontrerasortiz%40rbge.org.uk%7C2652a3357aff4762419708d8e2bc877c%7Cbb63bb00175e46b7b7b3bc74158e4fd4%7C0%7C0%7C637508647565019572%7CUnknown%7CTWFpbGZsb3d8eyJWIjoiMC4wLjAwMDAiLCJQIjoiV2luMzIiLCJBTiI6Ik1haWwiLCJXVCI6Mn0%3D%7C2000&amp;sdata=4QGZe1kzPX7IF%2FMSqiW4ipKMo4hvaAwpkT8OALscHrI%3D&amp;reserved=0" office:target-frame-name="_blank" xlink:show="new" text:style-name="Internet_20_link" text:visited-style-name="Visited_20_Internet_20_Link">https://zoom.us</text:a><text:span text:style-name="T2">). Please join in the Zoom channel at least 10 minutes before the workshop in order to start on time. Below is the Zoom information for the workshop:</text:span></text:p>
      <text:p text:style-name="P5"><text:span text:style-name="T2">Link: </text:span><text:a xlink:type="simple" xlink:href="https://eur01.safelinks.protection.outlook.com/?url=https%3A%2F%2Fus02web.zoom.us%2Fj%2F84336652546%3Fpwd%3DejR1YzZXOWU4ckpBc1BZY0ljbTlZZz09&amp;data=04%7C01%7Cncontrerasortiz%40rbge.org.uk%7C2652a3357aff4762419708d8e2bc877c%7Cbb63bb00175e46b7b7b3bc74158e4fd4%7C0%7C0%7C637508647565019572%7CUnknown%7CTWFpbGZsb3d8eyJWIjoiMC4wLjAwMDAiLCJQIjoiV2luMzIiLCJBTiI6Ik1haWwiLCJXVCI6Mn0%3D%7C2000&amp;sdata=MAtKZO5sdbFe%2BLZVYRi784%2BF6P3NPixUTwR82OfRB00%3D&amp;reserved=0" office:target-frame-name="_blank" xlink:show="new" text:style-name="Internet_20_link" text:visited-style-name="Visited_20_Internet_20_Link">https://us02web.zoom.us/j/84336652546?pwd=ejR1YzZXOWU4ckpBc1BZY0ljbTlZZz09</text:a></text:p>
      <text:p text:style-name="P4">Meeting ID: 84336652546</text:p>
      <text:p text:style-name="P4">Passcode: 309302</text:p>
      <text:p text:style-name="P5"><text:span text:style-name="T2">A Discord (</text:span><text:a xlink:type="simple" xlink:href="https://eur01.safelinks.protection.outlook.com/?url=https%3A%2F%2Fdiscord.com%2F&amp;data=04%7C01%7Cncontrerasortiz%40rbge.org.uk%7C2652a3357aff4762419708d8e2bc877c%7Cbb63bb00175e46b7b7b3bc74158e4fd4%7C0%7C0%7C637508647565019572%7CUnknown%7CTWFpbGZsb3d8eyJWIjoiMC4wLjAwMDAiLCJQIjoiV2luMzIiLCJBTiI6Ik1haWwiLCJXVCI6Mn0%3D%7C2000&amp;sdata=%2F7hGug%2FiINv9abB9Ipbav3cqiV1lOI0KT6QYhh3148o%3D&amp;reserved=0" office:target-frame-name="_blank" xlink:show="new" text:style-name="Internet_20_link" text:visited-style-name="Visited_20_Internet_20_Link">https://discord.com/</text:a><text:span text:style-name="T2">) server has been created for the workshop to enable you to communicate with the workshop instructor and other participants throughout the workshop period. You can join the Discord server by clicking on this invite link: </text:span><text:a xlink:type="simple" xlink:href="https://eur01.safelinks.protection.outlook.com/?url=https%3A%2F%2Fdiscord.gg%2F5qyA2CprBh&amp;data=04%7C01%7Cncontrerasortiz%40rbge.org.uk%7C2652a3357aff4762419708d8e2bc877c%7Cbb63bb00175e46b7b7b3bc74158e4fd4%7C0%7C0%7C637508647565029564%7CUnknown%7CTWFpbGZsb3d8eyJWIjoiMC4wLjAwMDAiLCJQIjoiV2luMzIiLCJBTiI6Ik1haWwiLCJXVCI6Mn0%3D%7C2000&amp;sdata=tZ6%2BKZVm5%2BqvBEar1OUdJ4o8S0alVT7ZjeIJ7bDgFyQ%3D&amp;reserved=0" office:target-frame-name="_blank" xlink:show="new" text:style-name="Internet_20_link" text:visited-style-name="Visited_20_Internet_20_Link">https://discord.gg/5qyA2CprBh</text:a></text:p>
      <text:p text:style-name="P4">Kindly install both Zoom and Discord before the workshop session, if you don’t already have them installed.</text:p>
      <text:p text:style-name="P4">We will use the Moodle platform to manage the content of the workshop. You can download the workshop materials from the link below:</text:p>
      <text:p text:style-name="P1"><text:a xlink:type="simple" xlink:href="https://eur01.safelinks.protection.outlook.com/?url=https%3A%2F%2Fpusdsvle.perdanauniversity.edu.my%2Fcourse%2Fview.php%3Fid%3D131&amp;data=04%7C01%7Cncontrerasortiz%40rbge.org.uk%7C2652a3357aff4762419708d8e2bc877c%7Cbb63bb00175e46b7b7b3bc74158e4fd4%7C0%7C0%7C637508647565029564%7CUnknown%7CTWFpbGZsb3d8eyJWIjoiMC4wLjAwMDAiLCJQIjoiV2luMzIiLCJBTiI6Ik1haWwiLCJXVCI6Mn0%3D%7C2000&amp;sdata=xSR2w4obeD0fzxZLza80qUyEVaM%2BqelV4U68yDCorwc%3D&amp;reserved=0" office:target-frame-name="_blank" xlink:show="new" text:style-name="Internet_20_link" text:visited-style-name="Visited_20_Internet_20_Link"><text:span text:style-name="T2">https://pusdsvle.perdanauniversity.edu.my/course/view.php?id=131</text:span></text:a></text:p>
      <text:p text:style-name="P4">A username and password for the Moodle platform should have been emailed to you by now. If you did not get the username/password, please check your spam box, and if it is still not there, please let us know in the #support channel in our Discord server.</text:p>
      <text:p text:style-name="P4">The workshop offers a total of four (4) contact hours per session. You will receive a certificate of participation at the end of the workshop. You are required to attend at least 80% of the sessions to be eligible for the certificate.</text:p>
      <text:p text:style-name="P5"><text:span text:style-name="T2">If for any reason you will be unable to attend a workshop session, please inform the organizing committee beforehand. You may contact the committee at </text:span><text:a xlink:type="simple" xlink:href="mailto:apbionetsec@gmail.com" office:target-frame-name="_blank" xlink:show="new" text:style-name="Internet_20_link" text:visited-style-name="Visited_20_Internet_20_Link">apbionetsec@gmail.com</text:a><text:span text:style-name="T2">.</text:span></text:p>
      <text:p text:style-name="P5"><text:span text:style-name="T2">Click </text:span><text:a xlink:type="simple" xlink:href="https://eur01.safelinks.protection.outlook.com/?url=https%3A%2F%2Fdrive.google.com%2Ffile%2Fd%2F1goDZDfijSNXUTIs1IX4S8PXmo66622Ge%2Fview%3Fusp%3Dsharing&amp;data=04%7C01%7Cncontrerasortiz%40rbge.org.uk%7C2652a3357aff4762419708d8e2bc877c%7Cbb63bb00175e46b7b7b3bc74158e4fd4%7C0%7C0%7C637508647565039561%7CUnknown%7CTWFpbGZsb3d8eyJWIjoiMC4wLjAwMDAiLCJQIjoiV2luMzIiLCJBTiI6Ik1haWwiLCJXVCI6Mn0%3D%7C2000&amp;sdata=GJXn%2BtEVQ%2FNuhYBtvYmJWDWSxY3ta5XT2JjAs%2Fu%2BTc4%3D&amp;reserved=0" office:target-frame-name="_blank" xlink:show="new" text:style-name="Internet_20_link" text:visited-style-name="Visited_20_Internet_20_Link">HERE</text:a><text:span text:style-name="T2"> to download the .pdf format of this welcome note.</text:span></text:p>
      <text:p text:style-name="P4">We thank you for your participation and look forward to having you at the workshop.</text:p>
      <text:p text:style-name="P3"> </text:p>
      <text:p text:style-name="P4">Sincerely,</text:p>
      <text:p text:style-name="P5"><text:span text:style-name="Emphasis"><text:span text:style-name="Strong_20_Emphasis"><text:span text:style-name="T2">Organizing Committee</text:span></text:span></text:span></text:p>
      <text:p text:style-name="P5"><text:span text:style-name="Emphasis"><text:span text:style-name="Strong_20_Emphasis"><text:span text:style-name="T2">BWF 2020/21</text:spa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eorgia" svg:font-family="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0T14:35:44.106106546</meta:creation-date>
    <dc:date>2021-03-10T14:38:37.679158103</dc:date>
    <meta:editing-duration>PT2M54S</meta:editing-duration>
    <meta:editing-cycles>1</meta:editing-cycles>
    <meta:generator>LibreOffice/6.0.7.3$Linux_X86_64 LibreOffice_project/00m0$Build-3</meta:generator>
    <meta:document-statistic meta:table-count="2" meta:image-count="0" meta:object-count="0" meta:page-count="2" meta:paragraph-count="53" meta:word-count="461" meta:character-count="2968" meta:non-whitespace-character-count="2550"/>
  </office:meta>
</office:document-meta>
</file>